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444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etra A (valores bytes en font.h, en hexadecimal): </text:p>
          </table:table-cell>
          <table:table-cell office:value-type="string" calcext:value-type="string">
            <text:p>7C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C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5"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Letra d (de dedo). Valores bytes en font.h, en hexadecimal: 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F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09:22:32.097186910</meta:creation-date>
    <dc:date>2020-05-07T09:35:23.839709324</dc:date>
    <meta:editing-duration>PT12M52S</meta:editing-duration>
    <meta:editing-cycles>2</meta:editing-cycles>
    <meta:generator>LibreOffice/6.4.2.2$Linux_X86_64 LibreOffice_project/40$Build-2</meta:generator>
    <meta:document-statistic meta:table-count="1" meta:cell-count="92" meta:object-count="0"/>
  </office:meta>
</office:document-meta>
</file>